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88c" officeooo:paragraph-rsid="0019588c"/>
    </style:style>
    <style:style style:name="P2" style:family="paragraph" style:parent-style-name="Standard">
      <style:text-properties fo:font-weight="bold" officeooo:rsid="0019588c" officeooo:paragraph-rsid="0019588c" style:font-weight-asian="bold" style:font-weight-complex="bold"/>
    </style:style>
    <style:style style:name="P3" style:family="paragraph" style:parent-style-name="Standard">
      <style:text-properties fo:font-weight="bold" officeooo:rsid="001a1f55" officeooo:paragraph-rsid="001a1f55" style:font-weight-asian="bold" style:font-weight-complex="bold"/>
    </style:style>
    <style:style style:name="P4" style:family="paragraph" style:parent-style-name="Standard">
      <style:text-properties fo:font-weight="normal" officeooo:rsid="001b8ef1" officeooo:paragraph-rsid="001b8ef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6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danto</text:p>
      <text:p text:style-name="P1">Valitsin aiheekseni Muistilistan. Järjestelmän tarkoitus on tehdä lista muistettavista asioista. </text:p>
      <text:p text:style-name="P1">Käyttäjä haluaa lisätä asioita listaan, prioirisoida, ja luokitella niitä. Käyttäjä haluaa myös kavereidensa voivan käyttää järjestelmää.</text:p>
      <text:p text:style-name="P1">Tavoitteena on saada toimiva muistilista, jossa voi lisätä, poistaa ja muokata tehtäviä. Muita toimintoja ovat kirjautuminen, </text:p>
      <text:p text:style-name="P1">luokkien lisäys ja poisto, sekä ne voivat olla sisäkkäisiä ja yhdellä askareella voi olla monta luokkaa. Tavoitteena on saada mahdollisimman monta näistä toiminnoista toteutettua.</text:p>
      <text:p text:style-name="P1">Toteutan järjestelmän phpllä. En ole vielä tutustunut missä työympäristössä järjestelmä olisi paras suorittaa.</text:p>
      <text:p text:style-name="P1"/>
      <text:p text:style-name="P2">Käyttötapaukset</text:p>
      <text:p text:style-name="P1"><text:tab/>Käyttäjä ryhmät</text:p>
      <text:p text:style-name="P1"><text:tab/><text:tab/>Ossi Opiskelija, kirjautunut</text:p>
      <text:p text:style-name="P1"><text:tab/>Pääkäyttäjä</text:p>
      <text:p text:style-name="P1"><text:tab/><text:tab/>Ossin kaverit</text:p>
      <text:p text:style-name="P1"><text:tab/>Muut käyttäjät, kirjautunut</text:p>
      <text:p text:style-name="P1">Käyttötapauskuvaukset</text:p>
      <text:p text:style-name="P1">Oletetaan että kirjauduttu sisään. </text:p>
      <text:p text:style-name="P1"><text:tab/>Askareen lisäys</text:p>
      <text:p text:style-name="P1"><text:tab/><text:tab/>Lisätään askare, tallennetaan se. Luokitellaan haluttaessa askare ja prioirisoidaan se.</text:p>
      <text:p text:style-name="P1"><text:tab/>Askareen poisto</text:p>
      <text:p text:style-name="P1"><text:tab/><text:tab/>Valitaan askare ja poistetaan se.</text:p>
      <text:p text:style-name="P1"><text:tab/>Askareen muokkaus</text:p>
      <text:p text:style-name="P1"><text:tab/><text:tab/>Valitaan askare, mennään muokkaus tilaan, muokataan ja tallennetaan.</text:p>
      <text:p text:style-name="P1"><text:tab/>Askareen tärkeysjärjestyksen lisäys</text:p>
      <text:p text:style-name="P1"><text:tab/><text:tab/>Valitaan askare, muokkaus tilaan ja lisätään priorisointi.</text:p>
      <text:p text:style-name="P1"><text:tab/>Askareen tärkeysjärjestyksen poisto</text:p>
      <text:p text:style-name="P1"><text:tab/><text:tab/>Valitaan askare, muokkaus tilaan ja poistetaan priorisointi.</text:p>
      <text:p text:style-name="P1"><text:tab/>Luokan lisäys</text:p>
      <text:p text:style-name="P1"><text:tab/><text:tab/>Valitaan askare, muokkaus tilaan ja lisätään luokka.</text:p>
      <text:p text:style-name="P1"><text:tab/>Luokan poisto</text:p>
      <text:p text:style-name="P1"><text:tab/><text:tab/>Valitaan askare, muokkaus tilaan ja poistetaan luokka.</text:p>
      <text:p text:style-name="P1"><text:tab/>Askareiden luokittelu</text:p>
      <text:p text:style-name="P1"><text:tab/><text:tab/>Valitaan askare, muokataan, lisätään luokka. Tai tehdään lisäyksessä.</text:p>
      <text:p text:style-name="P1"><text:s/></text:p>
      <text:p text:style-name="P1"><text:tab/>Muita: kirjautuminen.</text:p>
      <text:p text:style-name="P1"/>
      <text:p text:style-name="P2">Järjestelmän tietokaavio:</text:p>
      <text:p text:style-name="P1"><text:tab/>https://docs.google.com/document/d/16q0Blntn9zLyA-EcSG2wiB1eWQtDzd9HJf3C0jg2ULM/edit?usp=sharing</text:p>
      <text:p text:style-name="P1"/>
      <text:p text:style-name="P1"><text:span text:style-name="T1">Relaatiotietokantakaavio:</text:span></text:p>
      <text:p text:style-name="P1"><text:tab/>https://docs.google.com/document/d/1p0SCJrqymyPEZ0J0JxknUEMQgAnIQdDfnCrM-<text:tab/>jPAwAY/edit?usp=sharing</text:p>
      <text:p text:style-name="P1"><text:s/></text:p>
      <text:p text:style-name="P1"/>
      <text:p text:style-name="P3">Käyttöohje:</text:p>
      <text:p text:style-name="P4"><text:a xlink:type="simple" xlink:href="http://heinihaa.users.cs.helsinki.fi/tsoha/todo">http://heinihaa.users.cs.helsinki.fi/tsoha/todo</text:a></text:p>
      <text:p text:style-name="P4">Lisättävän muistettavan muoto tulee olla:</text:p>
      <text:p text:style-name="P4">ID:int, nimi:String, Luokka:String, Prioriteetti:int, Kuvaus:String, Deadline:date. <text:span text:style-name="T2">Nimi, Prioriteetti ja Deadline eivät saa olla tyhjiä. Muokkaus tapahtuu muokkaa sivulla ID:n perusteell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5:34.151192110</meta:creation-date>
    <dc:date>2016-06-13T15:55:11.890730042</dc:date>
    <meta:editing-duration>PT4M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223" meta:character-count="2056" meta:non-whitespace-character-count="2020"/>
  </office:meta>
</office:document-meta>
</file>